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FD39A4E04641E7C9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ff99" draw:marker-start-width="0.5cm" draw:marker-end-width="0.5cm" draw:fill="none" draw:textarea-horizontal-align="justify" draw:textarea-vertical-align="middle" draw:auto-grow-height="false" fo:min-height="0.004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99" draw:marker-start-width="0.5cm" draw:marker-end-width="0.5cm" draw:fill="none" draw:textarea-horizontal-align="justify" draw:textarea-vertical-align="middle" draw:auto-grow-height="false" fo:min-height="0.089cm" fo:min-width="0cm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15cm" fo:min-width="0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8.134cm" svg:y1="10.489cm" svg:x2="28.134cm" svg:y2="10.489cm" draw:start-shape="id1" draw:end-shape="id1" svg:d="M28134 10489z" svg:viewBox="0 0 1 1">
          <text:p/>
        </draw:connector>
        <draw:connector draw:style-name="gr1" draw:text-style-name="P1" draw:layer="layout" svg:x1="28.134cm" svg:y1="10.489cm" svg:x2="28.134cm" svg:y2="10.489cm" draw:start-shape="id1" draw:end-shape="id1" svg:d="M28134 10489z" svg:viewBox="0 0 1 1">
          <text:p/>
        </draw:connector>
        <draw:g>
          <draw:frame draw:style-name="gr2" draw:text-style-name="P1" xml:id="id1" draw:id="id1" draw:layer="layout" svg:width="19.034cm" svg:height="18.979cm" svg:x="9.1cm" svg:y="1cm">
            <draw:image xlink:href="Pictures/1000020100000400000003FD39A4E04641E7C9E1.png" xlink:type="simple" xlink:show="embed" xlink:actuate="onLoad">
              <text:p/>
            </draw:image>
          </draw:frame>
          <draw:custom-shape draw:style-name="gr3" draw:text-style-name="P2" draw:layer="layout" svg:width="0.5cm" svg:height="0.5cm" svg:x="24.634cm" svg:y="3.8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cm" svg:height="0.5cm" svg:x="26.334cm" svg:y="6.3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cm" svg:height="0.5cm" svg:x="15.934cm" svg:y="9.5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cm" svg:height="0.5cm" svg:x="20.734cm" svg:y="9.5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5cm" svg:height="0.5cm" svg:x="18.334cm" svg:y="11.7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xml:id="id6" draw:id="id6" draw:layer="layout" svg:width="0.5cm" svg:height="0.621cm" svg:x="21cm" svg:y="10.8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1" xml:id="id2" draw:id="id2" draw:layer="layout" svg:width="0.5cm" svg:height="0.5cm" svg:x="5.6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0.5cm" svg:height="0.5cm" svg:x="5.6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0.5cm" svg:height="0.5cm" svg:x="5.6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" draw:id="id5" draw:layer="layout" svg:width="0.5cm" svg:height="0.5cm" svg:x="5.6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7" draw:id="id7" draw:layer="layout" svg:width="0.5cm" svg:height="0.5cm" svg:x="5.6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8" draw:id="id8" draw:layer="layout" svg:width="0.5cm" svg:height="0.5cm" svg:x="5.6cm" svg:y="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svg:x1="28.334cm" svg:y1="10.489cm" svg:x2="28.334cm" svg:y2="10.489cm" svg:d="M28334 10489z" svg:viewBox="0 0 1 1">
          <text:p/>
        </draw:connector>
        <draw:connector draw:style-name="gr6" draw:text-style-name="P1" draw:layer="layout" svg:x1="24.898cm" svg:y1="4.202cm" svg:x2="6.1cm" svg:y2="4.25cm" draw:end-shape="id2" draw:end-glue-point="10" svg:d="M24898 4202h-9148v48h-9650" svg:viewBox="0 0 18799 49">
          <text:p/>
        </draw:connector>
        <draw:connector draw:style-name="gr6" draw:text-style-name="P1" draw:layer="layout" draw:line-skew="4.4cm" svg:x1="26.598cm" svg:y1="6.701cm" svg:x2="6.1cm" svg:y2="5.15cm" draw:end-shape="id3" draw:end-glue-point="10" svg:d="M26598 6701h-5598v-1551h-14900" svg:viewBox="0 0 20499 1552">
          <text:p/>
        </draw:connector>
        <draw:connector draw:style-name="gr6" draw:text-style-name="P1" draw:layer="layout" draw:line-skew="6.2cm" svg:x1="20.998cm" svg:y1="9.901cm" svg:x2="6.1cm" svg:y2="6.05cm" draw:end-shape="id4" draw:end-glue-point="10" svg:d="M20998 9901h-998v-3851h-13900" svg:viewBox="0 0 14899 3852">
          <text:p/>
        </draw:connector>
        <draw:connector draw:style-name="gr6" draw:text-style-name="P1" draw:layer="layout" draw:line-skew="-3.302cm" svg:x1="16.202cm" svg:y1="9.801cm" svg:x2="6.1cm" svg:y2="6.95cm" draw:end-shape="id5" draw:end-glue-point="10" svg:d="M16202 9801h-8102v-2851h-2000" svg:viewBox="0 0 10103 2852">
          <text:p/>
        </draw:connector>
        <draw:connector draw:style-name="gr6" draw:text-style-name="P1" draw:layer="layout" draw:line-skew="-6.026cm" svg:x1="21cm" svg:y1="11.19cm" svg:x2="6.1cm" svg:y2="7.85cm" draw:start-shape="id6" draw:start-glue-point="6" draw:end-shape="id7" draw:end-glue-point="10" svg:d="M21000 11190h-13500v-3340h-1400" svg:viewBox="0 0 14901 3341">
          <text:p/>
        </draw:connector>
        <draw:connector draw:style-name="gr6" draw:text-style-name="P1" draw:layer="layout" draw:line-skew="-5.602cm" svg:x1="18.601cm" svg:y1="12.098cm" svg:x2="6.1cm" svg:y2="8.65cm" draw:end-shape="id8" draw:end-glue-point="10" svg:d="M18601 12098h-11601v-3448h-900" svg:viewBox="0 0 12502 3449">
          <text:p/>
        </draw:connector>
        <draw:frame draw:style-name="gr7" draw:text-style-name="P4" draw:layer="layout" svg:width="2.2cm" svg:height="0.7cm" svg:x="2.5cm" svg:y="3.9cm">
          <draw:text-box>
            <text:p text:style-name="P3">Vcc=3V</text:p>
          </draw:text-box>
        </draw:frame>
        <draw:frame draw:style-name="gr7" draw:text-style-name="P4" draw:layer="layout" svg:width="2.2cm" svg:height="0.7cm" svg:x="2.5cm" svg:y="4.8cm">
          <draw:text-box>
            <text:p text:style-name="P3">GND</text:p>
          </draw:text-box>
        </draw:frame>
        <draw:frame draw:style-name="gr7" draw:text-style-name="P4" draw:layer="layout" svg:width="3.2cm" svg:height="0.7cm" svg:x="2cm" svg:y="5.7cm">
          <draw:text-box>
            <text:p text:style-name="P3">SW4 – LOW</text:p>
          </draw:text-box>
        </draw:frame>
        <draw:frame draw:style-name="gr7" draw:text-style-name="P4" draw:layer="layout" svg:width="3.2cm" svg:height="0.7cm" svg:x="2cm" svg:y="6.6cm">
          <draw:text-box>
            <text:p text:style-name="P3">SW3 – TIMER</text:p>
          </draw:text-box>
        </draw:frame>
        <draw:frame draw:style-name="gr8" draw:text-style-name="P4" draw:layer="layout" svg:width="3.3cm" svg:height="1.039cm" svg:x="1.95cm" svg:y="7.6cm">
          <draw:text-box>
            <text:p text:style-name="P3">SW1 – HIGH</text:p>
          </draw:text-box>
        </draw:frame>
        <draw:frame draw:style-name="gr7" draw:text-style-name="P4" draw:layer="layout" svg:width="3.6cm" svg:height="0.7cm" svg:x="1.8cm" svg:y="8.4cm">
          <draw:text-box>
            <text:p text:style-name="P3">SW2 MEDIUM</text:p>
          </draw:text-box>
        </draw:frame>
        <draw:frame draw:style-name="gr9" draw:text-style-name="P5" draw:layer="layout" svg:width="0.8cm" svg:height="0.962cm" svg:x="6.3cm" svg:y="3.2cm">
          <draw:text-box>
            <text:p>1</text:p>
          </draw:text-box>
        </draw:frame>
        <draw:custom-shape draw:style-name="gr10" draw:text-style-name="P2" draw:layer="layout" svg:width="1.3cm" svg:height="5.4cm" svg:x="5.2cm" svg:y="3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09:03:09.229000000</meta:creation-date>
    <dc:date>2020-04-14T17:02:46.809000000</dc:date>
    <meta:editing-duration>P1DT1H58M30S</meta:editing-duration>
    <meta:editing-cycles>9</meta:editing-cycles>
    <meta:generator>LibreOffice/5.1.2.2$Windows_x86 LibreOffice_project/d3bf12ecb743fc0d20e0be0c58ca359301eb705f</meta:generator>
    <meta:document-statistic meta:object-count="32"/>
  </office:meta>
</office:document-meta>
</file>